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E0000019C75EC72DF23896BB0.png" manifest:media-type="image/png"/>
  <manifest:file-entry manifest:full-path="Pictures/10000000000002F8000002B21364F4C14D56A302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286cm"/>
      <style:paragraph-properties style:writing-mode="lr-tb"/>
    </style:style>
    <style:style style:name="pr2" style:family="presentation" style:parent-style-name="Default-title">
      <style:graphic-properties draw:fill-color="#000000" fo:min-height="2.533cm"/>
      <style:paragraph-properties style:writing-mode="lr-tb"/>
    </style:style>
    <style:style style:name="pr3" style:family="presentation" style:parent-style-name="Default-title">
      <style:graphic-properties draw:fill-color="#000000" fo:min-height="1.73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22pt" fo:font-weight="bold" style:font-size-asian="22pt" style:font-weight-asian="bold" style:font-size-complex="2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600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600"/>
    </style:style>
    <style:style style:name="T4" style:family="text">
      <style:text-properties fo:color="#000000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286cm" svg:x="1.27cm" svg:y="0.254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7.432cm" svg:height="2.533cm" svg:x="0.762cm" svg:y="2.032cm" presentation:class="title" presentation:user-transformed="true">
          <draw:text-box>
            <text:p text:style-name="P2"><text:span text:style-name="T2">PRÁCTICA: Diseño digital en FPGAs Libres (II)</text:span><text:span text:style-name="T3"> </text:span></text:p>
          </draw:text-box>
        </draw:frame>
        <draw:frame presentation:style-name="pr3" draw:text-style-name="P4" draw:layer="layout" svg:width="18.542cm" svg:height="1.737cm" svg:x="4.318cm" svg:y="4.318cm" presentation:class="title" presentation:user-transformed="true">
          <draw:text-box>
            <text:p text:style-name="P2"><text:span text:style-name="T4">Señales y tiempo</text:span></text:p>
          </draw:text-box>
        </draw:frame>
        <draw:frame draw:style-name="gr2" draw:text-style-name="P2" draw:layer="layout" svg:width="7.037cm" svg:height="7.003cm" svg:x="4.318cm" svg:y="7.62cm">
          <draw:image xlink:href="Pictures/100000000000019E0000019C75EC72DF23896BB0.png" xlink:type="simple" xlink:show="embed" xlink:actuate="onLoad" loext:mime-type="image/png">
            <text:p/>
          </draw:image>
        </draw:frame>
        <draw:frame draw:style-name="gr2" draw:text-style-name="P2" draw:layer="layout" svg:width="9.158cm" svg:height="8.315cm" svg:x="14.732cm" svg:y="7.112cm">
          <draw:image xlink:href="Pictures/10000000000002F8000002B21364F4C14D56A3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30T13:00:33.304575041</dc:date>
    <meta:editing-duration>P7DT21H48M40S</meta:editing-duration>
    <meta:editing-cycles>510</meta:editing-cycles>
    <meta:generator>LibreOffice/6.4.7.2$Linux_X86_64 LibreOffice_project/40$Build-2</meta:generator>
    <meta:print-date>2017-10-04T10:42:29.653181544</meta:print-date>
    <meta:document-statistic meta:object-count="30"/>
  </office:meta>
</office:document-meta>
</file>